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Furkan Schwarzer</text:span></text:p>
      <text:p text:style-name="P3"><text:tab/><text:tab/></text:p>
      <text:p text:style-name="P2"><text:span text:style-name="Highlighted_20_with_20_gray_20_Char"><text:span text:style-name="T4">Quod quisquam voluptatem corrupti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733d1e04-b3a6-4413-afce-c803f142f353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67ba59e2-717f-459c-bbe9-68a960e05111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b2a26a9b-bd22-41d5-be1a-faded05dd39e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quinn@casper.net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